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ook Antiqua" fo:font-size="12pt" style:font-size-asian="12pt" style:font-size-complex="12pt"/>
    </style:style>
    <style:style style:name="P2"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kstory</text:p>
      <text:p text:style-name="Standard"/>
      <text:p text:style-name="P1">In 576 CY, after centuries of mustering power in Eastern Oerik, the evil demigod Iuz, son of Iggwilv, unleashed the forces of his Horned Legion upon the Kingdom of Furyondy, seeking once and for all to claim the Shield Lands for his own. As his minions drowned the Central Flaeness in rivers of blood, on the battlefield, Iuz was nowhere to be found. In truth, he was far to the Northeast, on the shores of Lake Quag, in an ancient keep to which he had tracked the legendary Eye and Hand of Vecna. </text:p>
      <text:p text:style-name="P1"/>
      <text:p text:style-name="P1">As he descended upon the relics of dread power, his hand was staid by a band of five adventurers, who had seen through the smokescreen of his army’s brutal scourge:<text:line-break/><text:line-break/>Varka Borogove the Faceless, Paladin of Devotion. Alvyn Silverfrond, Human Ranger of the Hunt. Jonathan Hemlock, Gnomish Warlock of the Celestial Order. Cricket Thunderfoot - Goliath. Barbarian. BERZERKER. And Netheria Drachedandion, Elven Sorceress of the Wild Magic. <text:line-break/><text:line-break/>Together they stood against Iuz, but his power and treachery - so long forged and festered in the fires of deepest malice - in the end overcame them. In this moment of desperation, Netheria gave herself over as vessel to the limbs of Vecna, and as their near-unbridled power channeled the font of her chaos-sorcery, Iuz was finally brought to heel. Envious and spiteful to the very end, he immolated himself in a final squall of Dark Magic, intent on taking Netheria and the limbs with him.<text:line-break/><text:line-break/>In the shadow of that black sun, the warlock Jonathan appealed to his Celestial Patrons for protection, and they heeded his call. But they could not abide the salvation of Netheria. For it is known that anyone who accepts the power of even one of the Eye or Hand of Vecna can escape an eternity of servitude to the Vile Darkness only through death. And so the gods granted Netheria the mercy of oblivion.<text:line-break/><text:line-break/>None of those who lived would ever forget that day, and the fires of rage blazing on the coals of their grievous loss might have burned the pages in which their future chapters would be written. But to surrender to grief would be to cast away Netheria’s gift. And so this fire became the fuel that hastened them back to their homelands.<text:line-break/><text:line-break/>It became the warmth around Alvyn Silverfrond as he joined the corps of hunters and druids nursing the Wildlands back to health. It became the spark of righteous fury for Cricket Thunderfoot, bane of would-be thieves and bandits looking to capitalize on the slow but steady restoration of safety along Eastern Oerik’s many trade routes. It became the guiding light of selfless service that Varka Borogove, and the growing Faceless Order behind her, shone for the protection of any threatened by the shadows of violence and evil. And it became the fuel of the many fires that forged Jonathan Hemlock’s vision of a Mecca in Eastern Oerik into the Free City of Greyhawk.<text:line-break/><text:line-break/>And so an age of peace and prosperty has settled over the Flaeness.</text:p>
      <text:p text:style-name="P1"><text:line-break/>And so our story beg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5T19:16:26.85</meta:creation-date>
    <meta:generator>OpenOffice/4.1.15$Win32 OpenOffice.org_project/4115m2$Build-9813</meta:generator>
    <meta:printed-by>Paul Paroczai</meta:printed-by>
    <meta:print-date>2025-06-25T19:35:56.25</meta:print-date>
    <meta:document-statistic meta:table-count="0" meta:image-count="0" meta:object-count="0" meta:page-count="1" meta:paragraph-count="4" meta:word-count="515" meta:character-count="2941"/>
    <dc:date>2025-06-25T19:36:00.23</dc:date>
    <dc:creator>Paul Paroczai</dc:creator>
    <meta:editing-duration>PT19M33S</meta:editing-duration>
    <meta:editing-cycles>1</meta:editing-cycles>
  </office:meta>
</office:document-meta>
</file>